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</style:style>
    <style:style style:name="T2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2.8437in" style:use-optimal-column-width="false"/>
    </style:style>
    <style:style style:name="TableColumn5" style:family="table-column">
      <style:table-column-properties style:column-width="3.8229in" style:use-optimal-column-width="false"/>
    </style:style>
    <style:style style:name="Table3" style:family="table">
      <style:table-properties style:width="6.6666in" fo:margin-left="0.0041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Название" style:family="paragraph">
      <style:paragraph-properties style:snap-to-layout-grid="false" fo:text-align="justify"/>
    </style:style>
    <style:style style:name="T9" style:parent-style-name="Основнойшрифтабзаца" style:family="text">
      <style:text-properties style:font-name="Times New Roman" fo:font-size="12pt" style:font-size-asian="12pt"/>
    </style:style>
    <style:style style:name="T10" style:parent-style-name="Основнойшрифтабзаца" style:family="text">
      <style:text-properties style:font-name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P11" style:parent-style-name="Название" style:family="paragraph">
      <style:paragraph-properties fo:text-align="justify"/>
      <style:text-properties style:font-name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Название" style:family="paragraph">
      <style:paragraph-properties style:snap-to-layout-grid="false"/>
    </style:style>
    <style:style style:name="T14" style:parent-style-name="Основнойшрифтабзаца" style:family="text">
      <style:text-properties style:font-name="Times New Roman" fo:font-size="12pt" style:font-size-asian="12pt"/>
    </style:style>
    <style:style style:name="T15" style:parent-style-name="Основнойшрифтабзаца" style:family="text">
      <style:text-properties style:font-name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Название" style:family="paragraph">
      <style:paragraph-properties style:snap-to-layout-grid="false" fo:text-align="start"/>
    </style:style>
    <style:style style:name="T19" style:parent-style-name="Основнойшрифтабзаца" style:family="text">
      <style:text-properties style:font-name="Times New Roman" fo:font-size="12pt" style:font-size-asian="12pt"/>
    </style:style>
    <style:style style:name="T20" style:parent-style-name="Основнойшрифтабзаца" style:family="text">
      <style:text-properties style:font-name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Название" style:family="paragraph">
      <style:paragraph-properties style:snap-to-layout-grid="false" fo:text-align="start"/>
      <style:text-properties style:font-name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Textbody" style:family="paragraph">
      <style:paragraph-properties style:snap-to-layout-grid="false" fo:text-align="center"/>
    </style:style>
    <style:style style:name="T26" style:parent-style-name="Основнойшрифтабзаца" style:family="text">
      <style:text-properties style:font-name="Times New Roman" fo:font-size="12pt" style:font-size-asian="12pt"/>
    </style:style>
    <style:style style:name="P27" style:parent-style-name="Standard" style:family="paragraph">
      <style:paragraph-properties fo:text-align="center" fo:margin-left="0.5in" fo:text-indent="0.5in">
        <style:tab-stops/>
      </style:paragraph-properties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1" style:parent-style-name="Стиль2" style:list-style-name="WW8Num2" style:family="paragraph">
      <style:paragraph-properties fo:margin-left="0.2479in" fo:text-indent="-0.2479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size-complex="12pt"/>
    </style:style>
    <style:style style:name="T33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 fo:language="en" fo:country="US"/>
    </style:style>
    <style:style style:name="T36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37" style:parent-style-name="Стиль2" style:family="paragraph">
      <style:paragraph-properties fo:text-indent="0.2479in"/>
    </style:style>
    <style:style style:name="T38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T39" style:parent-style-name="Основнойшрифтабзаца" style:family="text">
      <style:text-properties style:font-name="Times New Roman" style:font-size-complex="12pt"/>
    </style:style>
    <style:style style:name="T40" style:parent-style-name="Основнойшрифтабзаца" style:family="text">
      <style:text-properties style:font-name="Times New Roman" style:font-size-complex="12pt" fo:language="en" fo:country="US"/>
    </style:style>
    <style:style style:name="T41" style:parent-style-name="Основнойшрифтабзаца" style:family="text">
      <style:text-properties style:font-name="Times New Roman" style:font-size-complex="12pt" style:text-underline-type="single" style:text-underline-style="solid" style:text-underline-width="auto" style:text-underline-mode="continuous" fo:language="en" fo:country="US"/>
    </style:style>
    <style:style style:name="T42" style:parent-style-name="Основнойшрифтабзаца" style:family="text">
      <style:text-properties style:font-name="Times New Roman" style:font-size-complex="12pt"/>
    </style:style>
    <style:style style:name="T43" style:parent-style-name="Основнойшрифтабзаца" style:family="text">
      <style:text-properties style:font-name="Times New Roman" style:font-size-complex="12pt" fo:language="en" fo:country="US"/>
    </style:style>
    <style:style style:name="T44" style:parent-style-name="Основнойшрифтабзаца" style:family="text">
      <style:text-properties style:font-name="Times New Roman" style:font-size-complex="12pt" style:text-underline-type="single" style:text-underline-style="solid" style:text-underline-width="auto" style:text-underline-mode="continuous" fo:language="en" fo:country="US"/>
    </style:style>
    <style:style style:name="T45" style:parent-style-name="Основнойшрифтабзаца" style:family="text">
      <style:text-properties style:font-name="Times New Roman" style:font-size-complex="12pt" fo:language="en" fo:country="US"/>
    </style:style>
    <style:style style:name="T46" style:parent-style-name="Основнойшрифтабзаца" style:family="text">
      <style:text-properties style:font-name="Times New Roman" style:font-size-complex="12pt"/>
    </style:style>
    <style:style style:name="T47" style:parent-style-name="Основнойшрифтабзаца" style:family="text">
      <style:text-properties style:font-name="Times New Roman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style:font-size-complex="12pt"/>
    </style:style>
    <style:style style:name="P49" style:parent-style-name="Стиль2" style:list-style-name="WW8Num2" style:family="paragraph">
      <style:paragraph-properties fo:margin-left="0.2479in" fo:text-indent="-0.2479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size-complex="12pt"/>
    </style:style>
    <style:style style:name="T51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T53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T55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P57" style:parent-style-name="Стиль2" style:list-style-name="WW8Num2" style:family="paragraph">
      <style:paragraph-properties fo:margin-left="0.2479in" fo:text-indent="-0.2479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size-complex="12pt"/>
    </style:style>
    <style:style style:name="T59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T60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 fo:language="en" fo:country="US"/>
    </style:style>
    <style:style style:name="P63" style:parent-style-name="Стиль2" style:list-style-name="WW8Num2" style:family="paragraph">
      <style:paragraph-properties fo:margin-left="0.2479in" fo:text-indent="-0.2479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size-complex="12pt"/>
    </style:style>
    <style:style style:name="T65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 fo:language="en" fo:country="US"/>
    </style:style>
    <style:style style:name="T68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 fo:language="en" fo:country="US"/>
    </style:style>
    <style:style style:name="T70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71" style:parent-style-name="Стиль2" style:list-style-name="WW8Num2" style:family="paragraph">
      <style:paragraph-properties fo:margin-left="0.2479in" fo:text-indent="-0.2479in">
        <style:tab-stops/>
      </style:paragraph-properties>
    </style:style>
    <style:style style:name="T72" style:parent-style-name="Основнойшрифтабзаца" style:family="text">
      <style:text-properties style:font-name="Times New Roman" style:font-size-complex="12pt"/>
    </style:style>
    <style:style style:name="T73" style:parent-style-name="Основнойшрифтабзаца" style:family="text">
      <style:text-properties style:font-name="Times New Roman" fo:font-style="italic" style:font-style-asian="italic" style:font-size-complex="12pt"/>
    </style:style>
    <style:style style:name="T74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79" style:parent-style-name="Стиль2" style:family="paragraph">
      <style:paragraph-properties fo:margin-left="0.2479in">
        <style:tab-stops/>
      </style:paragraph-properties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80" style:parent-style-name="Стиль2" style:family="paragraph">
      <style:paragraph-properties fo:margin-left="0.2479in">
        <style:tab-stops/>
      </style:paragraph-properties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81" style:parent-style-name="Стиль2" style:family="paragraph"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82" style:parent-style-name="Стиль2" style:family="paragraph">
      <style:paragraph-properties fo:break-before="page"/>
      <style:text-properties style:font-name="Times New Roman" fo:font-style="italic" style:font-style-asian="italic" style:font-size-complex="12pt" style:text-underline-type="single" style:text-underline-style="solid" style:text-underline-width="auto" style:text-underline-mode="continuous"/>
    </style:style>
    <style:style style:name="P83" style:parent-style-name="Стиль2" style:list-style-name="WW8Num2" style:family="paragraph">
      <style:paragraph-properties fo:line-height="100%" fo:margin-left="0.2479in" fo:text-indent="-0.2479in">
        <style:tab-stops/>
      </style:paragraph-properties>
      <style:text-properties style:font-name="Times New Roman" style:font-size-complex="12pt"/>
    </style:style>
    <style:style style:name="TableColumn85" style:family="table-column">
      <style:table-column-properties style:column-width="1.9652in" style:use-optimal-column-width="false"/>
    </style:style>
    <style:style style:name="TableColumn86" style:family="table-column">
      <style:table-column-properties style:column-width="1.8708in" style:use-optimal-column-width="false"/>
    </style:style>
    <style:style style:name="TableColumn87" style:family="table-column">
      <style:table-column-properties style:column-width="1.2791in" style:use-optimal-column-width="false"/>
    </style:style>
    <style:style style:name="TableColumn88" style:family="table-column">
      <style:table-column-properties style:column-width="1.3534in" style:use-optimal-column-width="false"/>
    </style:style>
    <style:style style:name="Table84" style:family="table">
      <style:table-properties style:width="6.4687in" fo:margin-left="0.068in" table:align="left"/>
    </style:style>
    <style:style style:name="TableRow89" style:family="table-row">
      <style:table-row-properties style:min-row-height="0.1819in" style:use-optimal-row-height="false" fo:keep-together="always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3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Row96" style:family="table-row">
      <style:table-row-properties style:min-row-height="0.2673in" style:use-optimal-row-height="false" fo:keep-together="always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Row101" style:family="table-row">
      <style:table-row-properties style:min-row-height="0.2673in"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Row110" style:family="table-row">
      <style:table-row-properties style:min-row-height="0.2673in"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4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  <style:text-properties fo:font-weight="bold" style:font-weight-asian="bold"/>
    </style:style>
    <style:style style:name="P121" style:parent-style-name="Standard" style:family="paragraph">
      <style:paragraph-properties fo:text-align="center"/>
      <style:text-properties fo:font-weight="bold" style:font-weight-asian="bold"/>
    </style:style>
    <style:style style:name="TableColumn123" style:family="table-column">
      <style:table-column-properties style:column-width="0.5048in" style:use-optimal-column-width="false"/>
    </style:style>
    <style:style style:name="TableColumn124" style:family="table-column">
      <style:table-column-properties style:column-width="3.0263in" style:use-optimal-column-width="false"/>
    </style:style>
    <style:style style:name="TableColumn125" style:family="table-column">
      <style:table-column-properties style:column-width="2.0138in" style:use-optimal-column-width="false"/>
    </style:style>
    <style:style style:name="TableColumn126" style:family="table-column">
      <style:table-column-properties style:column-width="0.9652in" style:use-optimal-column-width="false"/>
    </style:style>
    <style:style style:name="Table122" style:family="table">
      <style:table-properties style:width="6.5104in" fo:margin-left="-0.0402in" table:align="left"/>
    </style:style>
    <style:style style:name="TableRow127" style:family="table-row">
      <style:table-row-properties style:min-row-height="0.1527in"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Стиль2" style:family="paragraph">
      <style:paragraph-properties style:snap-to-layout-grid="false" fo:text-align="center" fo:line-height="100%"/>
      <style:text-properties style:font-name="Times New Roman" style:font-size-complex="12pt"/>
    </style:style>
    <style:style style:name="TableRow136" style:family="table-row">
      <style:table-row-properties style:min-row-height="0.1527in"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2" style:parent-style-name="Стиль2" style:family="paragraph">
      <style:paragraph-properties style:snap-to-layout-grid="false" fo:text-align="center" fo:line-height="100%"/>
    </style:style>
    <style:style style:name="T143" style:parent-style-name="Основнойшрифтабзаца" style:family="text">
      <style:text-properties style:font-name="Times New Roman" style:font-size-complex="12pt" fo:language="en" fo:country="US"/>
    </style:style>
    <style:style style:name="T144" style:parent-style-name="Основнойшрифтабзаца" style:family="text">
      <style:text-properties style:font-name="Times New Roman" style:font-size-complex="12pt"/>
    </style:style>
    <style:style style:name="T145" style:parent-style-name="Основнойшрифтабзаца" style:family="text">
      <style:text-properties style:font-name="Times New Roman" style:font-size-complex="12pt" fo:language="en" fo:country="US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Row148" style:family="table-row">
      <style:table-row-properties style:min-row-height="0.1527in"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" style:parent-style-name="Стиль2" style:family="paragraph">
      <style:paragraph-properties style:snap-to-layout-grid="false" fo:line-height="100%"/>
    </style:style>
    <style:style style:name="T153" style:parent-style-name="Основнойшрифтабзаца" style:family="text">
      <style:text-properties style:font-name="Times New Roman" style:font-size-complex="12pt"/>
    </style:style>
    <style:style style:name="T154" style:parent-style-name="Основнойшрифтабзаца" style:family="text">
      <style:text-properties style:font-name="Times New Roman" style:font-size-complex="12pt" fo:language="en" fo:country="US"/>
    </style:style>
    <style:style style:name="T155" style:parent-style-name="Основнойшрифтабзаца" style:family="text">
      <style:text-properties style:font-name="Times New Roman" style:font-size-complex="12pt" fo:language="ru" fo:country="RU"/>
    </style:style>
    <style:style style:name="T156" style:parent-style-name="Основнойшрифтабзаца" style:family="text">
      <style:text-properties style:font-name="Times New Roman" style:font-size-complex="12pt"/>
    </style:style>
    <style:style style:name="TableCell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" style:parent-style-name="Стиль2" style:family="paragraph">
      <style:paragraph-properties style:snap-to-layout-grid="false" fo:text-align="center" fo:line-height="100%"/>
    </style:style>
    <style:style style:name="T159" style:parent-style-name="Основнойшрифтабзаца" style:family="text">
      <style:text-properties style:font-name="Times New Roman" style:font-size-complex="12pt" fo:language="en" fo:country="US"/>
    </style:style>
    <style:style style:name="T160" style:parent-style-name="Основнойшрифтабзаца" style:family="text">
      <style:text-properties style:font-name="Times New Roman" style:font-size-complex="12pt"/>
    </style:style>
    <style:style style:name="T161" style:parent-style-name="Основнойшрифтабзаца" style:family="text">
      <style:text-properties style:font-name="Times New Roman" style:font-size-complex="12pt" fo:language="en" fo:country="US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164" style:family="table-row">
      <style:table-row-properties style:min-row-height="0.1527in" style:use-optimal-row-height="false"/>
    </style:style>
    <style:style style:name="TableCell1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6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" style:parent-style-name="Стиль2" style:family="paragraph">
      <style:paragraph-properties style:snap-to-layout-grid="false" fo:text-align="center" fo:line-height="100%"/>
    </style:style>
    <style:style style:name="T171" style:parent-style-name="Основнойшрифтабзаца" style:family="text">
      <style:text-properties style:font-name="Times New Roman" style:font-size-complex="12pt" fo:language="en" fo:country="US"/>
    </style:style>
    <style:style style:name="T172" style:parent-style-name="Основнойшрифтабзаца" style:family="text">
      <style:text-properties style:font-name="Times New Roman" style:font-size-complex="12pt"/>
    </style:style>
    <style:style style:name="T173" style:parent-style-name="Основнойшрифтабзаца" style:family="text">
      <style:text-properties style:font-name="Times New Roman" style:font-size-complex="12pt" fo:language="en" fo:country="US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176" style:family="table-row">
      <style:table-row-properties style:min-row-height="0.1527in"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0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2" style:parent-style-name="Стиль2" style:family="paragraph">
      <style:paragraph-properties style:snap-to-layout-grid="false" fo:text-align="center" fo:line-height="100%"/>
    </style:style>
    <style:style style:name="T183" style:parent-style-name="Основнойшрифтабзаца" style:family="text">
      <style:text-properties style:font-name="Times New Roman" style:font-size-complex="12pt" fo:language="en" fo:country="US"/>
    </style:style>
    <style:style style:name="T184" style:parent-style-name="Основнойшрифтабзаца" style:family="text">
      <style:text-properties style:font-name="Times New Roman" style:font-size-complex="12pt"/>
    </style:style>
    <style:style style:name="T185" style:parent-style-name="Основнойшрифтабзаца" style:family="text">
      <style:text-properties style:font-name="Times New Roman" style:font-size-complex="12pt" fo:language="en" fo:country="US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188" style:family="table-row">
      <style:table-row-properties style:min-row-height="0.1527in"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Стиль2" style:family="paragraph">
      <style:paragraph-properties style:snap-to-layout-grid="false" fo:text-align="center" fo:line-height="100%"/>
    </style:style>
    <style:style style:name="T195" style:parent-style-name="Основнойшрифтабзаца" style:family="text">
      <style:text-properties style:font-name="Times New Roman" style:font-size-complex="12pt" fo:language="en" fo:country="US"/>
    </style:style>
    <style:style style:name="T196" style:parent-style-name="Основнойшрифтабзаца" style:family="text">
      <style:text-properties style:font-name="Times New Roman" style:font-size-complex="12pt"/>
    </style:style>
    <style:style style:name="T197" style:parent-style-name="Основнойшрифтабзаца" style:family="text">
      <style:text-properties style:font-name="Times New Roman" style:font-size-complex="12pt" fo:language="en" fo:country="US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00" style:family="table-row">
      <style:table-row-properties style:min-row-height="0.1527in" style:use-optimal-row-height="false"/>
    </style:style>
    <style:style style:name="TableCell2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2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" style:parent-style-name="Стиль2" style:family="paragraph">
      <style:paragraph-properties style:snap-to-layout-grid="false" fo:text-align="center" fo:line-height="100%"/>
    </style:style>
    <style:style style:name="T207" style:parent-style-name="Основнойшрифтабзаца" style:family="text">
      <style:text-properties style:font-name="Times New Roman" style:font-size-complex="12pt" fo:language="en" fo:country="US"/>
    </style:style>
    <style:style style:name="T208" style:parent-style-name="Основнойшрифтабзаца" style:family="text">
      <style:text-properties style:font-name="Times New Roman" style:font-size-complex="12pt"/>
    </style:style>
    <style:style style:name="T209" style:parent-style-name="Основнойшрифтабзаца" style:family="text">
      <style:text-properties style:font-name="Times New Roman" style:font-size-complex="12pt" fo:language="en" fo:country="US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12" style:family="table-row">
      <style:table-row-properties style:min-row-height="0.1527in"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8" style:parent-style-name="Стиль2" style:family="paragraph">
      <style:paragraph-properties style:snap-to-layout-grid="false" fo:text-align="center" fo:line-height="100%"/>
    </style:style>
    <style:style style:name="T219" style:parent-style-name="Основнойшрифтабзаца" style:family="text">
      <style:text-properties style:font-name="Times New Roman" style:font-size-complex="12pt" fo:language="en" fo:country="US"/>
    </style:style>
    <style:style style:name="T220" style:parent-style-name="Основнойшрифтабзаца" style:family="text">
      <style:text-properties style:font-name="Times New Roman" style:font-size-complex="12pt"/>
    </style:style>
    <style:style style:name="T221" style:parent-style-name="Основнойшрифтабзаца" style:family="text">
      <style:text-properties style:font-name="Times New Roman" style:font-size-complex="12pt" fo:language="en" fo:country="US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24" style:family="table-row">
      <style:table-row-properties style:min-row-height="0.1527in"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" style:parent-style-name="Стиль2" style:family="paragraph">
      <style:paragraph-properties style:snap-to-layout-grid="false" fo:text-align="center" fo:line-height="100%"/>
    </style:style>
    <style:style style:name="T231" style:parent-style-name="Основнойшрифтабзаца" style:family="text">
      <style:text-properties style:font-name="Times New Roman" style:font-size-complex="12pt" fo:language="en" fo:country="US"/>
    </style:style>
    <style:style style:name="T232" style:parent-style-name="Основнойшрифтабзаца" style:family="text">
      <style:text-properties style:font-name="Times New Roman" style:font-size-complex="12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35" style:family="table-row">
      <style:table-row-properties style:min-row-height="0.1527in"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" style:parent-style-name="Стиль2" style:family="paragraph">
      <style:paragraph-properties style:snap-to-layout-grid="false" fo:text-align="center" fo:line-height="100%"/>
    </style:style>
    <style:style style:name="T242" style:parent-style-name="Основнойшрифтабзаца" style:family="text">
      <style:text-properties style:font-name="Times New Roman" style:font-size-complex="12pt" fo:language="en" fo:country="US"/>
    </style:style>
    <style:style style:name="T243" style:parent-style-name="Основнойшрифтабзаца" style:family="text">
      <style:text-properties style:font-name="Times New Roman" style:font-size-complex="12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46" style:family="table-row">
      <style:table-row-properties style:min-row-height="0.1527in"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Стиль2" style:family="paragraph">
      <style:paragraph-properties style:snap-to-layout-grid="false" fo:text-align="center" fo:line-height="100%"/>
    </style:style>
    <style:style style:name="T253" style:parent-style-name="Основнойшрифтабзаца" style:family="text">
      <style:text-properties style:font-name="Times New Roman" style:font-size-complex="12pt" fo:language="en" fo:country="US"/>
    </style:style>
    <style:style style:name="T254" style:parent-style-name="Основнойшрифтабзаца" style:family="text">
      <style:text-properties style:font-name="Times New Roman" style:font-size-complex="12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TableRow257" style:family="table-row">
      <style:table-row-properties style:min-row-height="0.1527in"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1" style:parent-style-name="Стиль2" style:family="paragraph">
      <style:paragraph-properties style:snap-to-layout-grid="false" fo:line-height="100%"/>
      <style:text-properties style:font-name="Times New Roman" style:font-size-complex="12pt"/>
    </style:style>
    <style:style style:name="TableCell2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3" style:parent-style-name="Стиль2" style:family="paragraph">
      <style:paragraph-properties style:snap-to-layout-grid="false" fo:text-align="center" fo:line-height="100%"/>
    </style:style>
    <style:style style:name="T264" style:parent-style-name="Основнойшрифтабзаца" style:family="text">
      <style:text-properties style:font-name="Times New Roman" style:font-size-complex="12pt" fo:language="en" fo:country="US"/>
    </style:style>
    <style:style style:name="T265" style:parent-style-name="Основнойшрифтабзаца" style:family="text">
      <style:text-properties style:font-name="Times New Roman" style:font-size-complex="12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Стиль2" style:family="paragraph">
      <style:paragraph-properties style:snap-to-layout-grid="false" fo:line-height="100%">
        <style:tab-stops>
          <style:tab-stop style:type="left" style:position="0.2958in"/>
        </style:tab-stops>
      </style:paragraph-properties>
      <style:text-properties style:font-name="Times New Roman" style:font-size-complex="12pt"/>
    </style:style>
    <style:style style:name="P268" style:parent-style-name="Стиль2" style:family="paragraph">
      <style:paragraph-properties fo:line-height="100%" fo:margin-left="0.25in" fo:text-indent="-0.25in">
        <style:tab-stops/>
      </style:paragraph-properties>
    </style:style>
    <style:style style:name="P269" style:parent-style-name="Стиль2" style:family="paragraph">
      <style:paragraph-properties fo:line-height="100%"/>
      <style:text-properties style:font-name="Times New Roman" style:font-size-complex="12pt"/>
    </style:style>
    <style:style style:name="P270" style:parent-style-name="Стиль2" style:family="paragraph">
      <style:paragraph-properties fo:line-height="100%" fo:margin-left="0.25in" fo:text-indent="-0.25in">
        <style:tab-stops/>
      </style:paragraph-properties>
      <style:text-properties style:font-name="Times New Roman" style:font-size-complex="12pt"/>
    </style:style>
    <style:style style:name="P271" style:parent-style-name="Standard" style:family="paragraph">
      <style:paragraph-properties fo:margin-left="0.5in" fo:text-indent="0.5in">
        <style:tab-stops/>
      </style:paragraph-properties>
    </style:style>
    <style:style style:name="P272" style:parent-style-name="Standard" style:family="paragraph">
      <style:paragraph-properties fo:margin-left="0.5in" fo:text-indent="0.5in">
        <style:tab-stops/>
      </style:paragraph-properties>
    </style:style>
    <style:style style:name="P273" style:parent-style-name="Standard" style:family="paragraph">
      <style:paragraph-properties fo:margin-left="0.4833in" fo:text-indent="0.5in">
        <style:tab-stops/>
      </style:paragraph-properties>
    </style:style>
  </office:automatic-styles>
  <office:body>
    <office:text text:use-soft-page-breaks="true">
      <text:p text:style-name="P1"><text:span text:style-name="T2">Харківський національний університет радіоелектроніки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Факультет<text:s/></text:span><text:span text:style-name="T10">комп’ютерних наук.</text:span></text:p>
            <text:p text:style-name="P11"/>
          </table:table-cell>
          <table:table-cell table:style-name="TableCell12">
            <text:p text:style-name="P13"><text:span text:style-name="T14">Кафедра<text:s/></text:span><text:span text:style-name="T15">програмної інженерії</text:span></text:p>
          </table:table-cell>
        </table:table-row>
        <table:table-row table:style-name="TableRow16">
          <table:table-cell table:style-name="TableCell17" table:number-columns-spanned="2">
            <text:p text:style-name="P18"><text:span text:style-name="T19">Спеціальність</text:span><text:span text:style-name="T20"><text:s/>Програмна інженерія</text:span></text:p>
          </table:table-cell>
          <table:covered-table-cell/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ЗАТВЕРДЖУЮ:</text:p>
            <text:p text:style-name="Standard">“____”________2013р <text:s text:c="2"/></text:p>
            <text:p text:style-name="Название">__________<text:s/><text:span text:style-name="T26">В.о.зав. кафедри, проф. З.В.Дудар</text:span></text:p>
          </table:table-cell>
        </table:table-row>
      </table:table>
      <text:p text:style-name="P27"/>
      <text:p text:style-name="P28">ЗАВДАННЯ</text:p>
      <text:p text:style-name="P29">НА ВИПУСКНУ КВАЛІФІКАЦІЙНУ РОБОТУ БАКАЛАВРА СТУДЕНТОВІ</text:p>
      <text:p text:style-name="P30">Горемикіну Ігорю Дмитровичу</text:p>
      <text:list text:style-name="WW8Num2">
        <text:list-item text:start-value="1">
          <text:p text:style-name="P31"><text:span text:style-name="T32">Тема проекту (роботи) комп’ютерна програма «</text:span><text:span text:style-name="T33">Програмнє<text:s/></text:span><text:span text:style-name="T34">забезпечення для підтримки логістичних бузнес-процесів підприємства з використання засобів<text:s/></text:span><text:span text:style-name="T35">Business Intelligence</text:span><text:span text:style-name="T36">»</text:span></text:p>
        </text:list-item>
      </text:list>
      <text:p text:style-name="P37"><text:span text:style-name="T38"><text:s/></text:span><text:span text:style-name="T39">затверджена наказом по університету №</text:span><text:span text:style-name="T40">_</text:span><text:span text:style-name="T41">589_</text:span><text:span text:style-name="T42"><text:s/>від «</text:span><text:span text:style-name="T43">_</text:span><text:span text:style-name="T44">17</text:span><text:span text:style-name="T45">_</text:span><text:span text:style-name="T46">» <text:s text:c="2"/>_</text:span><text:span text:style-name="T47">травня_</text:span><text:span text:style-name="T48"><text:s/>2013 р.</text:span></text:p>
      <text:list text:style-name="WW8Num2" text:continue-numbering="true">
        <text:list-item>
          <text:p text:style-name="P49"><text:span text:style-name="T50">Термін здачі студентом закінченої роботи<text:s/></text:span><text:span text:style-name="T51">«20»</text:span><text:span text:style-name="T52"><text:s/></text:span><text:span text:style-name="T53">червня<text:s/></text:span><text:span text:style-name="T54"><text:s/></text:span><text:span text:style-name="T55">2013 <text:s/>р</text:span><text:span text:style-name="T56">.</text:span></text:p>
        </text:list-item>
        <text:list-item>
          <text:p text:style-name="P57"><text:span text:style-name="T58">Вихідні дані до проекту (роботи):</text:span><text:span text:style-name="T59"><text:s/></text:span><text:span text:style-name="T60">Використовувати ОС Windows,<text:s/></text:span><text:span text:style-name="T61">середовище розробки<text:s/></text:span><text:span text:style-name="T62">Microsoft Visual Studio 2012</text:span></text:p>
        </text:list-item>
        <text:list-item>
          <text:p text:style-name="P63"><text:span text:style-name="T64">Зміст пояснювальної записки<text:s/></text:span><text:span text:style-name="T65"><text:s/>Вступ, аналіз предметної області та постановка задачі,<text:s/></text:span><text:span text:style-name="T66">аналіз засобів<text:s/></text:span><text:span text:style-name="T67">Business Intelligence,<text:s/></text:span><text:span text:style-name="T68">використання технології<text:s/></text:span><text:span text:style-name="T69">OLAP<text:s/></text:span><text:span text:style-name="T70">для багатовимірного експрес-аналізу даних, опис програмної реалізації, висновки, перелік посилань, додатки</text:span></text:p>
        </text:list-item>
        <text:list-item>
          <text:p text:style-name="P71"><text:span text:style-name="T72">Перелік графічного матеріалу (з точним зазначенням обов’язкових креслень)</text:span><text:span text:style-name="T73"><text:s/></text:span><text:span text:style-name="T74">Діаграма</text:span><text:span text:style-name="T75"><text:s/>варіантів використання, діаграма діяльності</text:span><text:span text:style-name="T76">, структура бази даних, інтерфейс програмної системи, результати тестування програмної системи</text:span><text:span text:style-name="T77">, заходи безпеки життєдіяльності, слайди презентації</text:span><text:span text:style-name="T78">.</text:span></text:p>
        </text:list-item>
      </text:list>
      <text:p text:style-name="P79"/>
      <text:p text:style-name="P80"/>
      <text:p text:style-name="P81"><text:s/></text:p>
      <text:p text:style-name="P82"/>
      <text:list text:style-name="WW8Num2" text:continue-numbering="true">
        <text:list-item>
          <text:p text:style-name="P83">Консультанти з проекту (роботи) із зазначенням розділів проекту, що їх стосуються</text:p>
        </text:list-item>
      </text:list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rows-spanned="2">
            <text:p text:style-name="P91">Розділ</text:p>
          </table:table-cell>
          <table:table-cell table:style-name="TableCell92" table:number-rows-spanned="2">
            <text:p text:style-name="P93">Консультант</text:p>
          </table:table-cell>
          <table:table-cell table:style-name="TableCell94" table:number-columns-spanned="2">
            <text:p text:style-name="P95">Підпис, дата</text:p>
          </table:table-cell>
          <table:covered-table-cell/>
        </table:table-row>
        <table:table-row table:style-name="TableRow9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97">
            <text:p text:style-name="P98">Завдання видав</text:p>
          </table:table-cell>
          <table:table-cell table:style-name="TableCell99">
            <text:p text:style-name="P100">Завдання прийняв</text:p>
          </table:table-cell>
        </table:table-row>
        <table:table-row table:style-name="TableRow101">
          <table:table-cell table:style-name="TableCell102">
            <text:p text:style-name="P103">Спецчастина</text:p>
          </table:table-cell>
          <table:table-cell table:style-name="TableCell104">
            <text:p text:style-name="P105">Козополянська Г.О.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Охорона праці</text:p>
          </table:table-cell>
          <table:table-cell table:style-name="TableCell113">
            <text:p text:style-name="P114">Фролов А.В.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P119"/>
      <text:p text:style-name="P120">Календарний план</text:p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Но-мер</text:p>
          </table:table-cell>
          <table:table-cell table:style-name="TableCell130">
            <text:p text:style-name="P131">Назва етапів бакалаврської роботи</text:p>
          </table:table-cell>
          <table:table-cell table:style-name="TableCell132">
            <text:p text:style-name="P133">Термін виконання етапів роботи</text:p>
          </table:table-cell>
          <table:table-cell table:style-name="TableCell134">
            <text:p text:style-name="P135">Примітка</text:p>
          </table:table-cell>
        </table:table-row>
        <table:table-row table:style-name="TableRow136">
          <table:table-cell table:style-name="TableCell137">
            <text:p text:style-name="P138">1</text:p>
          </table:table-cell>
          <table:table-cell table:style-name="TableCell139">
            <text:p text:style-name="P140">Аналіз предметної<text:s/>області і постановка задачі</text:p>
          </table:table-cell>
          <table:table-cell table:style-name="TableCell141">
            <text:p text:style-name="P142"><text:span text:style-name="T143">15.12.12</text:span><text:span text:style-name="T144"><text:s/>–<text:s/></text:span><text:span text:style-name="T145">31.01.13</text:span></text:p>
          </table:table-cell>
          <table:table-cell table:style-name="TableCell146">
            <text:p text:style-name="P147">виконано</text:p>
          </table:table-cell>
        </table:table-row>
        <table:table-row table:style-name="TableRow148">
          <table:table-cell table:style-name="TableCell149">
            <text:p text:style-name="P150">2</text:p>
          </table:table-cell>
          <table:table-cell table:style-name="TableCell151">
            <text:p text:style-name="P152"><text:span text:style-name="T153">Проектування системи та<text:s/></text:span><text:span text:style-name="T154">UML</text:span><text:span text:style-name="T155"><text:s/></text:span><text:span text:style-name="T156">моделювання</text:span></text:p>
          </table:table-cell>
          <table:table-cell table:style-name="TableCell157">
            <text:p text:style-name="P158"><text:span text:style-name="T159">01.02.13</text:span><text:span text:style-name="T160"><text:s/>–<text:s/></text:span><text:span text:style-name="T161">26.03.13</text:span></text:p>
          </table:table-cell>
          <table:table-cell table:style-name="TableCell162">
            <text:p text:style-name="P163">виконано</text:p>
          </table:table-cell>
        </table:table-row>
        <table:table-row table:style-name="TableRow164">
          <table:table-cell table:style-name="TableCell165">
            <text:p text:style-name="P166">3</text:p>
          </table:table-cell>
          <table:table-cell table:style-name="TableCell167">
            <text:p text:style-name="P168">Розробка архітектури програмної системи та створення бази даних</text:p>
          </table:table-cell>
          <table:table-cell table:style-name="TableCell169">
            <text:p text:style-name="P170"><text:span text:style-name="T171">27.03.13</text:span><text:span text:style-name="T172"><text:s/>–<text:s/></text:span><text:span text:style-name="T173">11.04.13</text:span></text:p>
          </table:table-cell>
          <table:table-cell table:style-name="TableCell174">
            <text:p text:style-name="P175">виконано</text:p>
          </table:table-cell>
        </table:table-row>
        <table:table-row table:style-name="TableRow176">
          <table:table-cell table:style-name="TableCell177">
            <text:p text:style-name="P178">4</text:p>
          </table:table-cell>
          <table:table-cell table:style-name="TableCell179">
            <text:p text:style-name="P180">Створення коду програми</text:p>
          </table:table-cell>
          <table:table-cell table:style-name="TableCell181">
            <text:p text:style-name="P182"><text:span text:style-name="T183">12.04.13</text:span><text:span text:style-name="T184"><text:s/>–<text:s/></text:span><text:span text:style-name="T185">10.05.13</text:span></text:p>
          </table:table-cell>
          <table:table-cell table:style-name="TableCell186">
            <text:p text:style-name="P187">виконано</text:p>
          </table:table-cell>
        </table:table-row>
        <table:table-row table:style-name="TableRow188">
          <table:table-cell table:style-name="TableCell189">
            <text:p text:style-name="P190">5</text:p>
          </table:table-cell>
          <table:table-cell table:style-name="TableCell191">
            <text:p text:style-name="P192">Підготовка пояснювальної записки</text:p>
          </table:table-cell>
          <table:table-cell table:style-name="TableCell193">
            <text:p text:style-name="P194"><text:span text:style-name="T195">11.05.13</text:span><text:span text:style-name="T196"><text:s/>–<text:s/></text:span><text:span text:style-name="T197">24.05.13</text:span></text:p>
          </table:table-cell>
          <table:table-cell table:style-name="TableCell198">
            <text:p text:style-name="P199">виконано</text:p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Охорона праці</text:p>
          </table:table-cell>
          <table:table-cell table:style-name="TableCell205">
            <text:p text:style-name="P206"><text:span text:style-name="T207">20.04.13</text:span><text:span text:style-name="T208"><text:s/>–<text:s/></text:span><text:span text:style-name="T209">31.05.13</text:span></text:p>
          </table:table-cell>
          <table:table-cell table:style-name="TableCell210">
            <text:p text:style-name="P211">виконано</text:p>
          </table:table-cell>
        </table:table-row>
        <table:table-row table:style-name="TableRow212">
          <table:table-cell table:style-name="TableCell213">
            <text:p text:style-name="P214">7</text:p>
          </table:table-cell>
          <table:table-cell table:style-name="TableCell215">
            <text:p text:style-name="P216">Підготовка презентації та доповіді</text:p>
          </table:table-cell>
          <table:table-cell table:style-name="TableCell217">
            <text:p text:style-name="P218"><text:span text:style-name="T219">25.05.13</text:span><text:span text:style-name="T220"><text:s/>–<text:s/></text:span><text:span text:style-name="T221">14.06.13</text:span></text:p>
          </table:table-cell>
          <table:table-cell table:style-name="TableCell222">
            <text:p text:style-name="P223">виконано</text:p>
          </table:table-cell>
        </table:table-row>
        <table:table-row table:style-name="TableRow224">
          <table:table-cell table:style-name="TableCell225">
            <text:p text:style-name="P226">8</text:p>
          </table:table-cell>
          <table:table-cell table:style-name="TableCell227">
            <text:p text:style-name="P228">Попередній захист</text:p>
          </table:table-cell>
          <table:table-cell table:style-name="TableCell229">
            <text:p text:style-name="P230"><text:span text:style-name="T231">15</text:span><text:span text:style-name="T232">.06.13</text:span></text:p>
          </table:table-cell>
          <table:table-cell table:style-name="TableCell233">
            <text:p text:style-name="P234">виконано</text:p>
          </table:table-cell>
        </table:table-row>
        <table:table-row table:style-name="TableRow235">
          <table:table-cell table:style-name="TableCell236">
            <text:p text:style-name="P237">9</text:p>
          </table:table-cell>
          <table:table-cell table:style-name="TableCell238">
            <text:p text:style-name="P239">Нормоконтроль, рецензування</text:p>
          </table:table-cell>
          <table:table-cell table:style-name="TableCell240">
            <text:p text:style-name="P241"><text:span text:style-name="T242">18</text:span><text:span text:style-name="T243">.06.13</text:span></text:p>
          </table:table-cell>
          <table:table-cell table:style-name="TableCell244">
            <text:p text:style-name="P245">виконано</text:p>
          </table:table-cell>
        </table:table-row>
        <table:table-row table:style-name="TableRow246">
          <table:table-cell table:style-name="TableCell247">
            <text:p text:style-name="P248">10</text:p>
          </table:table-cell>
          <table:table-cell table:style-name="TableCell249">
            <text:p text:style-name="P250">Занесення диплома в електронний архів</text:p>
          </table:table-cell>
          <table:table-cell table:style-name="TableCell251">
            <text:p text:style-name="P252"><text:span text:style-name="T253">18</text:span><text:span text:style-name="T254">.06.13</text:span></text:p>
          </table:table-cell>
          <table:table-cell table:style-name="TableCell255">
            <text:p text:style-name="P256">виконано</text:p>
          </table:table-cell>
        </table:table-row>
        <table:table-row table:style-name="TableRow257">
          <table:table-cell table:style-name="TableCell258">
            <text:p text:style-name="P259">11</text:p>
          </table:table-cell>
          <table:table-cell table:style-name="TableCell260">
            <text:p text:style-name="P261">Допуск до захисту у зав. кафедри</text:p>
          </table:table-cell>
          <table:table-cell table:style-name="TableCell262">
            <text:p text:style-name="P263"><text:span text:style-name="T264">20</text:span><text:span text:style-name="T265">.06.13</text:span></text:p>
          </table:table-cell>
          <table:table-cell table:style-name="TableCell266">
            <text:p text:style-name="P267">виконано</text:p>
          </table:table-cell>
        </table:table-row>
      </table:table>
      <text:p text:style-name="P268"/>
      <text:p text:style-name="P269">Дата видачі завдання<text:s/>“______”______________2013 р.</text:p>
      <text:p text:style-name="P270"/>
      <text:p text:style-name="P271">Керівник. <text:s/>ас. <text:s text:c="34"/>______________<text:tab/><text:s/>Козополянська Г.О.</text:p>
      <text:p text:style-name="P272"/>
      <text:p text:style-name="P273">Завдання прийняв до виконання <text:s text:c="5"/>______________ <text:s/><text:tab/>Горемикін І.Д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иль5" style:display-name="Стиль5" style:family="paragraph" style:parent-style-name="Standard">
      <style:text-properties style:font-name-asian="Times New Roman" fo:font-size="13pt" style:font-size-asian="13pt" fo:hyphenate="false"/>
    </style:style>
    <style:style style:name="Название" style:display-name="Название" style:family="paragraph" style:parent-style-name="Standard" style:next-style-name="Подзаголовок">
      <style:paragraph-properties fo:text-align="center"/>
      <style:text-properties style:font-name="Arial" fo:font-size="14pt" style:font-size-asian="14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Текст1" style:display-name="Текст1" style:family="paragraph" style:parent-style-name="Standard">
      <style:text-properties style:font-name="Consolas" fo:font-size="10.5pt" style:font-size-asian="10.5pt" style:font-size-complex="10.5pt" fo:hyphenate="false"/>
    </style:style>
    <style:style style:name="Стиль2" style:display-name="Стиль2" style:family="paragraph" style:parent-style-name="Текст1">
      <style:paragraph-properties fo:line-height="150%"/>
      <style:text-properties style:font-name="Courier New" fo:font-size="12pt" style:font-size-asian="12pt" style:font-size-complex="10pt" fo:hyphenate="false"/>
    </style:style>
    <style:style style:name="Standarduser" style:display-name="Standard (user)" style:family="paragraph">
      <style:text-properties style:font-name-asian="Lucida Sans Unicode" fo:language="ru" fo:country="RU" style:language-complex="ar" style:country-complex="SA" fo:hyphenate="false"/>
    </style:style>
    <style:style style:name="WW8Num2z0" style:display-name="WW8Num2z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WW8Num2" style:display-name="WW8Num2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Legend</dc:creator>
    <meta:creation-date>2013-06-26T06:47:00Z</meta:creation-date>
    <dc:date>2013-06-26T06:34:00Z</dc:date>
    <meta:template xlink:href="Normal.dotm" xlink:type="simple"/>
    <meta:editing-cycles>2</meta:editing-cycles>
    <meta:editing-duration>PT360S</meta:editing-duration>
    <meta:document-statistic meta:page-count="2" meta:paragraph-count="4" meta:word-count="370" meta:character-count="2475" meta:row-count="17" meta:non-whitespace-character-count="2109"/>
  </office:meta>
</office:document-meta>
</file>